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6.25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7.71mm"/>
    </style:style>
    <style:style style:name="co5" style:family="table-column">
      <style:table-column-properties fo:break-before="auto" style:column-width="11.54mm"/>
    </style:style>
    <style:style style:name="co6" style:family="table-column">
      <style:table-column-properties fo:break-before="auto" style:column-width="9.63mm"/>
    </style:style>
    <style:style style:name="co7" style:family="table-column">
      <style:table-column-properties fo:break-before="auto" style:column-width="9.4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97.19mm"/>
    </style:style>
    <style:style style:name="co10" style:family="table-column">
      <style:table-column-properties fo:break-before="auto" style:column-width="19.74mm"/>
    </style:style>
    <style:style style:name="co11" style:family="table-column">
      <style:table-column-properties fo:break-before="auto" style:column-width="14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" table:style-name="ta1">
        <table:shapes>
          <draw:frame draw:z-index="0" draw:style-name="gr1" draw:text-style-name="P1" svg:width="313.71mm" svg:height="147.49mm" svg:x="14.05mm" svg:y="69.89mm">
            <draw:object draw:notify-on-update-of-ranges="OR.C1:OR.N1 OR.B2:OR.B2 OR.C2:OR.N2 OR.B3:OR.B3 OR.C3:OR.N3 OR.B4:OR.B4 OR.C4:OR.N4 OR.B5:OR.B5 OR.C5:OR.N5 OR.B6:OR.B6 OR.C6:OR.N6 OR.B7:OR.B7 OR.C7:OR.N7 OR.B8:OR.B8 OR.C8:OR.N8 OR.B9:OR.B9 OR.C9:OR.N9 OR.B10:OR.B10 OR.C10:OR.N10 OR.B11:OR.B11 OR.C11:OR.N11 OR.B12:OR.B12 OR.C12:OR.N12 OR.B13:OR.B13 OR.C13:OR.N13 OR.B14:OR.B14 OR.C14:OR.N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Kwantyfikator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All of people being/having Sex: Male are/have Age: Young Adult OR BodyweightKg: Heavy</text:p>
          </table:table-cell>
          <table:table-cell office:value-type="string" calcext:value-type="string">
            <text:p>Q1</text:p>
          </table:table-cell>
          <table:table-cell office:value-type="float" office:value="0.171" calcext:value-type="float">
            <text:p>0,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1" calcext:value-type="float">
            <text:p>0,25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75" calcext:value-type="float">
            <text:p>0,8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15000 of people being/having Sex: Male are/have Age: Young Adult OR BodyweightKg: Heavy</text:p>
          </table:table-cell>
          <table:table-cell office:value-type="string" calcext:value-type="string">
            <text:p>Q2</text:p>
          </table:table-cell>
          <table:table-cell office:value-type="float" office:value="0.177" calcext:value-type="float">
            <text:p>0,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1" calcext:value-type="float">
            <text:p>0,25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0% of people being/having Sex: Male are/have Age: Young Adult OR BodyweightKg: Heavy</text:p>
          </table:table-cell>
          <table:table-cell office:value-type="string" calcext:value-type="string">
            <text:p>Q3</text:p>
          </table:table-cell>
          <table:table-cell office:value-type="float" office:value="0.175" calcext:value-type="float">
            <text:p>0,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1" calcext:value-type="float">
            <text:p>0,25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5000 of people being/having Sex: Male are/have Age: Young Adult OR BodyweightKg: Heavy</text:p>
          </table:table-cell>
          <table:table-cell office:value-type="string" calcext:value-type="string">
            <text:p>Q4</text:p>
          </table:table-cell>
          <table:table-cell office:value-type="float" office:value="0.177" calcext:value-type="float">
            <text:p>0,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1" calcext:value-type="float">
            <text:p>0,25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40% of people being/having Sex: Male are/have Age: Young Adult OR BodyweightKg: Heavy</text:p>
          </table:table-cell>
          <table:table-cell office:value-type="string" calcext:value-type="string">
            <text:p>Q5</text:p>
          </table:table-cell>
          <table:table-cell office:value-type="float" office:value="0.37" calcext:value-type="float">
            <text:p>0,37</text:p>
          </table:table-cell>
          <table:table-cell office:value-type="float" office:value="0.269" calcext:value-type="float">
            <text:p>0,269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1" calcext:value-type="float">
            <text:p>0,25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half of people being/having Sex: Male are/have Age: Young Adult OR BodyweightKg: Heavy</text:p>
          </table:table-cell>
          <table:table-cell office:value-type="string" calcext:value-type="string">
            <text:p>Q6</text:p>
          </table:table-cell>
          <table:table-cell office:value-type="float" office:value="0.172" calcext:value-type="float">
            <text:p>0,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1" calcext:value-type="float">
            <text:p>0,25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one third of people being/having Sex: Male are/have Age: Young Adult OR BodyweightKg: Heavy</text:p>
          </table:table-cell>
          <table:table-cell office:value-type="string" calcext:value-type="string">
            <text:p>Q7</text:p>
          </table:table-cell>
          <table:table-cell office:value-type="float" office:value="0.663" calcext:value-type="float">
            <text:p>0,663</text:p>
          </table:table-cell>
          <table:table-cell office:value-type="float" office:value="0.673" calcext:value-type="float">
            <text:p>0,673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1" calcext:value-type="float">
            <text:p>0,25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three quaters of people being/having Sex: Male are/have Age: Young Adult OR BodyweightKg: Heavy</text:p>
          </table:table-cell>
          <table:table-cell office:value-type="string" calcext:value-type="string">
            <text:p>Q8</text:p>
          </table:table-cell>
          <table:table-cell office:value-type="float" office:value="0.172" calcext:value-type="float">
            <text:p>0,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1" calcext:value-type="float">
            <text:p>0,25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5000 of people being/having Sex: Male are/have Age: Young Adult OR BodyweightKg: Heavy</text:p>
          </table:table-cell>
          <table:table-cell office:value-type="string" calcext:value-type="string">
            <text:p>Q9</text:p>
          </table:table-cell>
          <table:table-cell office:value-type="float" office:value="0.171" calcext:value-type="float">
            <text:p>0,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1" calcext:value-type="float">
            <text:p>0,25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a third of people being/having Sex: Male are/have Age: Young Adult OR BodyweightKg: Heavy</text:p>
          </table:table-cell>
          <table:table-cell office:value-type="string" calcext:value-type="string">
            <text:p>Q10</text:p>
          </table:table-cell>
          <table:table-cell office:value-type="float" office:value="0.207" calcext:value-type="float">
            <text:p>0,207</text:p>
          </table:table-cell>
          <table:table-cell office:value-type="float" office:value="0.064" calcext:value-type="float">
            <text:p>0,064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1" calcext:value-type="float">
            <text:p>0,25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jority of people being/having Sex: Male are/have Age: Young Adult OR BodyweightKg: Heavy</text:p>
          </table:table-cell>
          <table:table-cell office:value-type="string" calcext:value-type="string">
            <text:p>Q11</text:p>
          </table:table-cell>
          <table:table-cell office:value-type="float" office:value="0.174" calcext:value-type="float">
            <text:p>0,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1" calcext:value-type="float">
            <text:p>0,25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25" calcext:value-type="float">
            <text:p>0,925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 than 35000 of people being/having Sex: Male are/have Age: Young Adult OR BodyweightKg: Heavy</text:p>
          </table:table-cell>
          <table:table-cell office:value-type="string" calcext:value-type="string">
            <text:p>Q1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1" calcext:value-type="float">
            <text:p>0,25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53" calcext:value-type="float">
            <text:p>0,853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of people being/having Sex: Male are/have Age: Young Adult OR BodyweightKg: Heavy</text:p>
          </table:table-cell>
          <table:table-cell office:value-type="string" calcext:value-type="string">
            <text:p>Q13</text:p>
          </table:table-cell>
          <table:table-cell office:value-type="float" office:value="0.174" calcext:value-type="float">
            <text:p>0,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251" calcext:value-type="float">
            <text:p>0,25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AND" table:style-name="ta1">
        <table:shapes>
          <draw:frame draw:z-index="0" draw:style-name="gr1" draw:text-style-name="P1" svg:width="299.03mm" svg:height="140.23mm" svg:x="24.37mm" svg:y="66.88mm">
            <draw:object draw:notify-on-update-of-ranges="AND.C1:AND.N1 AND.B2:AND.B2 AND.C2:AND.N2 AND.B3:AND.B3 AND.C3:AND.N3 AND.B4:AND.B4 AND.C4:AND.N4 AND.B5:AND.B5 AND.C5:AND.N5 AND.B6:AND.B6 AND.C6:AND.N6 AND.B7:AND.B7 AND.C7:AND.N7 AND.B8:AND.B8 AND.C8:AND.N8 AND.B9:AND.B9 AND.C9:AND.N9 AND.B10:AND.B10 AND.C10:AND.N10 AND.B11:AND.B11 AND.C11:AND.N11 AND.B12:AND.B12 AND.C12:AND.N12 AND.B13:AND.B13 AND.C13:AND.N13 AND.B14:AND.B14 AND.C14:AND.N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Kwantyfikator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All of people being/having Sex: Male are/have Age: Young Adult AND BodyweightKg: Heavy</text:p>
          </table:table-cell>
          <table:table-cell office:value-type="string" calcext:value-type="string">
            <text:p>Q1</text:p>
          </table:table-cell>
          <table:table-cell office:value-type="float" office:value="0.152" calcext:value-type="float">
            <text:p>0,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75" calcext:value-type="float">
            <text:p>0,8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15000 of people being/having Sex: Male are/have Age: Young Adult AND BodyweightKg: Heavy</text:p>
          </table:table-cell>
          <table:table-cell office:value-type="string" calcext:value-type="string">
            <text:p>Q2</text:p>
          </table:table-cell>
          <table:table-cell office:value-type="float" office:value="0.158" calcext:value-type="float">
            <text:p>0,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0% of people being/having Sex: Male are/have Age: Young Adult AND BodyweightKg: Heavy</text:p>
          </table:table-cell>
          <table:table-cell office:value-type="string" calcext:value-type="string">
            <text:p>Q3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5000 of people being/having Sex: Male are/have Age: Young Adult AND BodyweightKg: Heavy</text:p>
          </table:table-cell>
          <table:table-cell office:value-type="string" calcext:value-type="string">
            <text:p>Q4</text:p>
          </table:table-cell>
          <table:table-cell office:value-type="float" office:value="0.158" calcext:value-type="float">
            <text:p>0,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75" calcext:value-type="float">
            <text:p>0,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40% of people being/having Sex: Male are/have Age: Young Adult AND BodyweightKg: Heavy</text:p>
          </table:table-cell>
          <table:table-cell office:value-type="string" calcext:value-type="string">
            <text:p>Q5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half of people being/having Sex: Male are/have Age: Young Adult AND BodyweightKg: Heavy</text:p>
          </table:table-cell>
          <table:table-cell office:value-type="string" calcext:value-type="string">
            <text:p>Q6</text:p>
          </table:table-cell>
          <table:table-cell office:value-type="float" office:value="0.154" calcext:value-type="float">
            <text:p>0,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one third of people being/having Sex: Male are/have Age: Young Adult AND BodyweightKg: Heavy</text:p>
          </table:table-cell>
          <table:table-cell office:value-type="string" calcext:value-type="string">
            <text:p>Q7</text:p>
          </table:table-cell>
          <table:table-cell office:value-type="float" office:value="0.155" calcext:value-type="float">
            <text:p>0,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three quaters of people being/having Sex: Male are/have Age: Young Adult AND BodyweightKg: Heavy</text:p>
          </table:table-cell>
          <table:table-cell office:value-type="string" calcext:value-type="string">
            <text:p>Q8</text:p>
          </table:table-cell>
          <table:table-cell office:value-type="float" office:value="0.154" calcext:value-type="float">
            <text:p>0,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5000 of people being/having Sex: Male are/have Age: Young Adult AND BodyweightKg: Heavy</text:p>
          </table:table-cell>
          <table:table-cell office:value-type="string" calcext:value-type="string">
            <text:p>Q9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a third of people being/having Sex: Male are/have Age: Young Adult AND BodyweightKg: Heavy</text:p>
          </table:table-cell>
          <table:table-cell office:value-type="string" calcext:value-type="string">
            <text:p>Q10</text:p>
          </table:table-cell>
          <table:table-cell office:value-type="float" office:value="0.868" calcext:value-type="float">
            <text:p>0,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jority of people being/having Sex: Male are/have Age: Young Adult AND BodyweightKg: Heavy</text:p>
          </table:table-cell>
          <table:table-cell office:value-type="string" calcext:value-type="string">
            <text:p>Q11</text:p>
          </table:table-cell>
          <table:table-cell office:value-type="float" office:value="0.155" calcext:value-type="float">
            <text:p>0,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25" calcext:value-type="float">
            <text:p>0,925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 than 35000 of people being/having Sex: Male are/have Age: Young Adult AND BodyweightKg: Heavy</text:p>
          </table:table-cell>
          <table:table-cell office:value-type="string" calcext:value-type="string">
            <text:p>Q12</text:p>
          </table:table-cell>
          <table:table-cell office:value-type="float" office:value="0.151" calcext:value-type="float">
            <text:p>0,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53" calcext:value-type="float">
            <text:p>0,853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of people being/having Sex: Male are/have Age: Young Adult AND BodyweightKg: Heavy</text:p>
          </table:table-cell>
          <table:table-cell office:value-type="string" calcext:value-type="string">
            <text:p>Q13</text:p>
          </table:table-cell>
          <table:table-cell office:value-type="float" office:value="0.742" calcext:value-type="float">
            <text:p>0,742</text:p>
          </table:table-cell>
          <table:table-cell office:value-type="float" office:value="0.807" calcext:value-type="float">
            <text:p>0,807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4" calcext:value-type="float">
            <text:p>0,00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99" calcext:value-type="float">
            <text:p>0,999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OR.A1:OR.M14">
          <table:sort>
            <table:sort-by table:field-number="0" table:data-type="automatic"/>
          </table:sort>
        </table:database-range>
        <table:database-range table:name="__Anonymous_Sheet_DB__1" table:target-range-address="AND.A1:AND.M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.00.0000</text:date>, <text:time style:data-style-name="N2" text:time-value="11:51:17.70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6-17T11:51:58.520000000</dc:date>
    <meta:editing-duration>PT9M14S</meta:editing-duration>
    <meta:editing-cycles>6</meta:editing-cycles>
    <meta:document-statistic meta:table-count="2" meta:cell-count="3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904cm" svg:height="14.024cm" xlink:href=".." xlink:type="simple" chart:class="chart:bar" chart:style-name="ch1">
        <chart:legend chart:legend-position="end" svg:x="28.493cm" svg:y="3.686cm" style:legend-expansion="high" chart:style-name="ch2"/>
        <chart:plot-area chart:style-name="ch3" table:cell-range-address="AND.C1:AND.N14 AND.B2:AND.B14" chart:data-source-has-labels="both" svg:x="0.598cm" svg:y="0.28cm" svg:width="27.297cm" svg:height="13.464cm">
          <chartooo:coordinate-region svg:x="1.336cm" svg:y="0.482cm" svg:width="26.559cm" svg:height="12.609cm"/>
          <chart:axis chart:dimension="x" chart:name="primary-x" chart:style-name="ch4" chartooo:axis-type="auto">
            <chartooo:date-scale/>
            <chart:categories table:cell-range-address="AND.C1:AND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D.C2:AND.N2" chart:label-cell-address="AND.B2:AND.B2" chart:class="chart:bar">
            <chart:data-point chart:repeated="12"/>
          </chart:series>
          <chart:series chart:style-name="ch8" chart:values-cell-range-address="AND.C3:AND.N3" chart:label-cell-address="AND.B3:AND.B3" chart:class="chart:bar">
            <chart:data-point chart:repeated="12"/>
          </chart:series>
          <chart:series chart:style-name="ch9" chart:values-cell-range-address="AND.C4:AND.N4" chart:label-cell-address="AND.B4:AND.B4" chart:class="chart:bar">
            <chart:data-point chart:repeated="12"/>
          </chart:series>
          <chart:series chart:style-name="ch10" chart:values-cell-range-address="AND.C5:AND.N5" chart:label-cell-address="AND.B5:AND.B5" chart:class="chart:bar">
            <chart:data-point chart:repeated="12"/>
          </chart:series>
          <chart:series chart:style-name="ch11" chart:values-cell-range-address="AND.C6:AND.N6" chart:label-cell-address="AND.B6:AND.B6" chart:class="chart:bar">
            <chart:data-point chart:repeated="12"/>
          </chart:series>
          <chart:series chart:style-name="ch12" chart:values-cell-range-address="AND.C7:AND.N7" chart:label-cell-address="AND.B7:AND.B7" chart:class="chart:bar">
            <chart:data-point chart:repeated="12"/>
          </chart:series>
          <chart:series chart:style-name="ch13" chart:values-cell-range-address="AND.C8:AND.N8" chart:label-cell-address="AND.B8:AND.B8" chart:class="chart:bar">
            <chart:data-point chart:repeated="12"/>
          </chart:series>
          <chart:series chart:style-name="ch14" chart:values-cell-range-address="AND.C9:AND.N9" chart:label-cell-address="AND.B9:AND.B9" chart:class="chart:bar">
            <chart:data-point chart:repeated="12"/>
          </chart:series>
          <chart:series chart:style-name="ch15" chart:values-cell-range-address="AND.C10:AND.N10" chart:label-cell-address="AND.B10:AND.B10" chart:class="chart:bar">
            <chart:data-point chart:repeated="12"/>
          </chart:series>
          <chart:series chart:style-name="ch16" chart:values-cell-range-address="AND.C11:AND.N11" chart:label-cell-address="AND.B11:AND.B11" chart:class="chart:bar">
            <chart:data-point chart:repeated="12"/>
          </chart:series>
          <chart:series chart:style-name="ch17" chart:values-cell-range-address="AND.C12:AND.N12" chart:label-cell-address="AND.B12:AND.B12" chart:class="chart:bar">
            <chart:data-point chart:repeated="12"/>
          </chart:series>
          <chart:series chart:style-name="ch18" chart:values-cell-range-address="AND.C13:AND.N13" chart:label-cell-address="AND.B13:AND.B13" chart:class="chart:bar">
            <chart:data-point chart:repeated="12"/>
          </chart:series>
          <chart:series chart:style-name="ch7" chart:values-cell-range-address="AND.C14:AND.N14" chart:label-cell-address="AND.B14:AND.B14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AND.C1:AND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  <draw:g>
                  <svg:desc>AND.B2:AND.B2</svg:desc>
                </draw:g>
              </table:table-cell>
              <table:table-cell office:value-type="float" office:value="0.152">
                <text:p>0.152</text:p>
                <draw:g>
                  <svg:desc>AND.C2:AND.N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2</text:p>
                <draw:g>
                  <svg:desc>AND.B3:AND.B3</svg:desc>
                </draw:g>
              </table:table-cell>
              <table:table-cell office:value-type="float" office:value="0.158">
                <text:p>0.158</text:p>
                <draw:g>
                  <svg:desc>AND.C3:AND.N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3</text:p>
                <draw:g>
                  <svg:desc>AND.B4:AND.B4</svg:desc>
                </draw:g>
              </table:table-cell>
              <table:table-cell office:value-type="float" office:value="0.156">
                <text:p>0.156</text:p>
                <draw:g>
                  <svg:desc>AND.C4:AND.N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4</text:p>
                <draw:g>
                  <svg:desc>AND.B5:AND.B5</svg:desc>
                </draw:g>
              </table:table-cell>
              <table:table-cell office:value-type="float" office:value="0.158">
                <text:p>0.158</text:p>
                <draw:g>
                  <svg:desc>AND.C5:AND.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5</text:p>
                <draw:g>
                  <svg:desc>AND.B6:AND.B6</svg:desc>
                </draw:g>
              </table:table-cell>
              <table:table-cell office:value-type="float" office:value="0.156">
                <text:p>0.156</text:p>
                <draw:g>
                  <svg:desc>AND.C6:AND.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6</text:p>
                <draw:g>
                  <svg:desc>AND.B7:AND.B7</svg:desc>
                </draw:g>
              </table:table-cell>
              <table:table-cell office:value-type="float" office:value="0.154">
                <text:p>0.154</text:p>
                <draw:g>
                  <svg:desc>AND.C7:AND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7</text:p>
                <draw:g>
                  <svg:desc>AND.B8:AND.B8</svg:desc>
                </draw:g>
              </table:table-cell>
              <table:table-cell office:value-type="float" office:value="0.155">
                <text:p>0.155</text:p>
                <draw:g>
                  <svg:desc>AND.C8:AND.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8</text:p>
                <draw:g>
                  <svg:desc>AND.B9:AND.B9</svg:desc>
                </draw:g>
              </table:table-cell>
              <table:table-cell office:value-type="float" office:value="0.154">
                <text:p>0.154</text:p>
                <draw:g>
                  <svg:desc>AND.C9:AND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9</text:p>
                <draw:g>
                  <svg:desc>AND.B10:AND.B10</svg:desc>
                </draw:g>
              </table:table-cell>
              <table:table-cell office:value-type="float" office:value="0.88">
                <text:p>0.88</text:p>
                <draw:g>
                  <svg:desc>AND.C10:AND.N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0</text:p>
                <draw:g>
                  <svg:desc>AND.B11:AND.B11</svg:desc>
                </draw:g>
              </table:table-cell>
              <table:table-cell office:value-type="float" office:value="0.868">
                <text:p>0.868</text:p>
                <draw:g>
                  <svg:desc>AND.C11:AND.N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1</text:p>
                <draw:g>
                  <svg:desc>AND.B12:AND.B12</svg:desc>
                </draw:g>
              </table:table-cell>
              <table:table-cell office:value-type="float" office:value="0.155">
                <text:p>0.155</text:p>
                <draw:g>
                  <svg:desc>AND.C12:AND.N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925">
                <text:p>0.925</text:p>
              </table:table-cell>
              <table:table-cell office:value-type="float" office:value="0.925">
                <text:p>0.925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2</text:p>
                <draw:g>
                  <svg:desc>AND.B13:AND.B13</svg:desc>
                </draw:g>
              </table:table-cell>
              <table:table-cell office:value-type="float" office:value="0.151">
                <text:p>0.151</text:p>
                <draw:g>
                  <svg:desc>AND.C13:AND.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853">
                <text:p>0.853</text:p>
              </table:table-cell>
              <table:table-cell office:value-type="float" office:value="0.853">
                <text:p>0.853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3</text:p>
                <draw:g>
                  <svg:desc>AND.B14:AND.B14</svg:desc>
                </draw:g>
              </table:table-cell>
              <table:table-cell office:value-type="float" office:value="0.742">
                <text:p>0.742</text:p>
                <draw:g>
                  <svg:desc>AND.C14:AND.N14</svg:desc>
                </draw:g>
              </table:table-cell>
              <table:table-cell office:value-type="float" office:value="0.807">
                <text:p>0.807</text:p>
              </table:table-cell>
              <table:table-cell office:value-type="float" office:value="0">
                <text:p>0</text:p>
              </table:table-cell>
              <table:table-cell office:value-type="float" office:value="0.061">
                <text:p>0.061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372cm" svg:height="14.75cm" xlink:href=".." xlink:type="simple" chart:class="chart:bar" chart:style-name="ch1">
        <chart:legend chart:legend-position="end" svg:x="29.961cm" svg:y="4.049cm" style:legend-expansion="high" chart:style-name="ch2"/>
        <chart:plot-area chart:style-name="ch3" table:cell-range-address="OR.C1:OR.N14 OR.B2:OR.B14" chart:data-source-has-labels="both" svg:x="0.627cm" svg:y="0.295cm" svg:width="28.707cm" svg:height="14.16cm">
          <chartooo:coordinate-region svg:x="1.365cm" svg:y="0.497cm" svg:width="27.969cm" svg:height="13.305cm"/>
          <chart:axis chart:dimension="x" chart:name="primary-x" chart:style-name="ch4" chartooo:axis-type="auto">
            <chartooo:date-scale/>
            <chart:categories table:cell-range-address="OR.C1:OR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.C2:OR.N2" chart:label-cell-address="OR.B2:OR.B2" chart:class="chart:bar">
            <chart:data-point chart:repeated="12"/>
          </chart:series>
          <chart:series chart:style-name="ch8" chart:values-cell-range-address="OR.C3:OR.N3" chart:label-cell-address="OR.B3:OR.B3" chart:class="chart:bar">
            <chart:data-point chart:repeated="12"/>
          </chart:series>
          <chart:series chart:style-name="ch9" chart:values-cell-range-address="OR.C4:OR.N4" chart:label-cell-address="OR.B4:OR.B4" chart:class="chart:bar">
            <chart:data-point chart:repeated="12"/>
          </chart:series>
          <chart:series chart:style-name="ch10" chart:values-cell-range-address="OR.C5:OR.N5" chart:label-cell-address="OR.B5:OR.B5" chart:class="chart:bar">
            <chart:data-point chart:repeated="12"/>
          </chart:series>
          <chart:series chart:style-name="ch11" chart:values-cell-range-address="OR.C6:OR.N6" chart:label-cell-address="OR.B6:OR.B6" chart:class="chart:bar">
            <chart:data-point chart:repeated="12"/>
          </chart:series>
          <chart:series chart:style-name="ch12" chart:values-cell-range-address="OR.C7:OR.N7" chart:label-cell-address="OR.B7:OR.B7" chart:class="chart:bar">
            <chart:data-point chart:repeated="12"/>
          </chart:series>
          <chart:series chart:style-name="ch13" chart:values-cell-range-address="OR.C8:OR.N8" chart:label-cell-address="OR.B8:OR.B8" chart:class="chart:bar">
            <chart:data-point chart:repeated="12"/>
          </chart:series>
          <chart:series chart:style-name="ch14" chart:values-cell-range-address="OR.C9:OR.N9" chart:label-cell-address="OR.B9:OR.B9" chart:class="chart:bar">
            <chart:data-point chart:repeated="12"/>
          </chart:series>
          <chart:series chart:style-name="ch15" chart:values-cell-range-address="OR.C10:OR.N10" chart:label-cell-address="OR.B10:OR.B10" chart:class="chart:bar">
            <chart:data-point chart:repeated="12"/>
          </chart:series>
          <chart:series chart:style-name="ch16" chart:values-cell-range-address="OR.C11:OR.N11" chart:label-cell-address="OR.B11:OR.B11" chart:class="chart:bar">
            <chart:data-point chart:repeated="12"/>
          </chart:series>
          <chart:series chart:style-name="ch17" chart:values-cell-range-address="OR.C12:OR.N12" chart:label-cell-address="OR.B12:OR.B12" chart:class="chart:bar">
            <chart:data-point chart:repeated="12"/>
          </chart:series>
          <chart:series chart:style-name="ch18" chart:values-cell-range-address="OR.C13:OR.N13" chart:label-cell-address="OR.B13:OR.B13" chart:class="chart:bar">
            <chart:data-point chart:repeated="12"/>
          </chart:series>
          <chart:series chart:style-name="ch7" chart:values-cell-range-address="OR.C14:OR.N14" chart:label-cell-address="OR.B14:OR.B14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OR.C1:OR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  <draw:g>
                  <svg:desc>OR.B2:OR.B2</svg:desc>
                </draw:g>
              </table:table-cell>
              <table:table-cell office:value-type="float" office:value="0.171">
                <text:p>0.171</text:p>
                <draw:g>
                  <svg:desc>OR.C2:OR.N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251">
                <text:p>0.251</text:p>
              </table:table-cell>
              <table:table-cell office:value-type="float" office:value="0.5">
                <text:p>0.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2</text:p>
                <draw:g>
                  <svg:desc>OR.B3:OR.B3</svg:desc>
                </draw:g>
              </table:table-cell>
              <table:table-cell office:value-type="float" office:value="0.177">
                <text:p>0.177</text:p>
                <draw:g>
                  <svg:desc>OR.C3:OR.N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251">
                <text:p>0.251</text:p>
              </table:table-cell>
              <table:table-cell office:value-type="float" office:value="0.5">
                <text:p>0.5</text:p>
              </table:table-cell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3</text:p>
                <draw:g>
                  <svg:desc>OR.B4:OR.B4</svg:desc>
                </draw:g>
              </table:table-cell>
              <table:table-cell office:value-type="float" office:value="0.175">
                <text:p>0.175</text:p>
                <draw:g>
                  <svg:desc>OR.C4:OR.N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251">
                <text:p>0.251</text:p>
              </table:table-cell>
              <table:table-cell office:value-type="float" office:value="0.5">
                <text:p>0.5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4</text:p>
                <draw:g>
                  <svg:desc>OR.B5:OR.B5</svg:desc>
                </draw:g>
              </table:table-cell>
              <table:table-cell office:value-type="float" office:value="0.177">
                <text:p>0.177</text:p>
                <draw:g>
                  <svg:desc>OR.C5:OR.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251">
                <text:p>0.251</text:p>
              </table:table-cell>
              <table:table-cell office:value-type="float" office:value="0.5">
                <text:p>0.5</text:p>
              </table:table-cell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5</text:p>
                <draw:g>
                  <svg:desc>OR.B6:OR.B6</svg:desc>
                </draw:g>
              </table:table-cell>
              <table:table-cell office:value-type="float" office:value="0.37">
                <text:p>0.37</text:p>
                <draw:g>
                  <svg:desc>OR.C6:OR.N6</svg:desc>
                </draw:g>
              </table:table-cell>
              <table:table-cell office:value-type="float" office:value="0.269">
                <text:p>0.269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251">
                <text:p>0.251</text:p>
              </table:table-cell>
              <table:table-cell office:value-type="float" office:value="0.5">
                <text:p>0.5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6</text:p>
                <draw:g>
                  <svg:desc>OR.B7:OR.B7</svg:desc>
                </draw:g>
              </table:table-cell>
              <table:table-cell office:value-type="float" office:value="0.172">
                <text:p>0.172</text:p>
                <draw:g>
                  <svg:desc>OR.C7:OR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251">
                <text:p>0.251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7</text:p>
                <draw:g>
                  <svg:desc>OR.B8:OR.B8</svg:desc>
                </draw:g>
              </table:table-cell>
              <table:table-cell office:value-type="float" office:value="0.663">
                <text:p>0.663</text:p>
                <draw:g>
                  <svg:desc>OR.C8:OR.N8</svg:desc>
                </draw:g>
              </table:table-cell>
              <table:table-cell office:value-type="float" office:value="0.673">
                <text:p>0.673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251">
                <text:p>0.251</text:p>
              </table:table-cell>
              <table:table-cell office:value-type="float" office:value="0.5">
                <text:p>0.5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8</text:p>
                <draw:g>
                  <svg:desc>OR.B9:OR.B9</svg:desc>
                </draw:g>
              </table:table-cell>
              <table:table-cell office:value-type="float" office:value="0.172">
                <text:p>0.172</text:p>
                <draw:g>
                  <svg:desc>OR.C9:OR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251">
                <text:p>0.251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9</text:p>
                <draw:g>
                  <svg:desc>OR.B10:OR.B10</svg:desc>
                </draw:g>
              </table:table-cell>
              <table:table-cell office:value-type="float" office:value="0.171">
                <text:p>0.171</text:p>
                <draw:g>
                  <svg:desc>OR.C10:OR.N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251">
                <text:p>0.251</text:p>
              </table:table-cell>
              <table:table-cell office:value-type="float" office:value="0.5">
                <text:p>0.5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0</text:p>
                <draw:g>
                  <svg:desc>OR.B11:OR.B11</svg:desc>
                </draw:g>
              </table:table-cell>
              <table:table-cell office:value-type="float" office:value="0.207">
                <text:p>0.207</text:p>
                <draw:g>
                  <svg:desc>OR.C11:OR.N11</svg:desc>
                </draw:g>
              </table:table-cell>
              <table:table-cell office:value-type="float" office:value="0.064">
                <text:p>0.064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251">
                <text:p>0.251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1</text:p>
                <draw:g>
                  <svg:desc>OR.B12:OR.B12</svg:desc>
                </draw:g>
              </table:table-cell>
              <table:table-cell office:value-type="float" office:value="0.174">
                <text:p>0.174</text:p>
                <draw:g>
                  <svg:desc>OR.C12:OR.N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251">
                <text:p>0.251</text:p>
              </table:table-cell>
              <table:table-cell office:value-type="float" office:value="0.5">
                <text:p>0.5</text:p>
              </table:table-cell>
              <table:table-cell office:value-type="float" office:value="0.925">
                <text:p>0.925</text:p>
              </table:table-cell>
              <table:table-cell office:value-type="float" office:value="0.925">
                <text:p>0.925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2</text:p>
                <draw:g>
                  <svg:desc>OR.B13:OR.B13</svg:desc>
                </draw:g>
              </table:table-cell>
              <table:table-cell office:value-type="float" office:value="0.17">
                <text:p>0.17</text:p>
                <draw:g>
                  <svg:desc>OR.C13:OR.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251">
                <text:p>0.251</text:p>
              </table:table-cell>
              <table:table-cell office:value-type="float" office:value="0.5">
                <text:p>0.5</text:p>
              </table:table-cell>
              <table:table-cell office:value-type="float" office:value="0.853">
                <text:p>0.853</text:p>
              </table:table-cell>
              <table:table-cell office:value-type="float" office:value="0.853">
                <text:p>0.853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3</text:p>
                <draw:g>
                  <svg:desc>OR.B14:OR.B14</svg:desc>
                </draw:g>
              </table:table-cell>
              <table:table-cell office:value-type="float" office:value="0.174">
                <text:p>0.174</text:p>
                <draw:g>
                  <svg:desc>OR.C14:OR.N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251">
                <text:p>0.251</text:p>
              </table:table-cell>
              <table:table-cell office:value-type="float" office:value="0.5">
                <text:p>0.5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99">
                <text:p>0.999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